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430.testFor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O.setMap( ArrayListMultimap &lt; String , String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430.testForIssu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